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B3" style:family="table-cell">
      <style:table-cell-properties fo:padding="0.0694in" fo:border="0.75pt solid #000001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36e411" officeooo:paragraph-rsid="0036e411" style:font-size-asian="10pt" style:font-size-complex="10pt"/>
    </style:style>
    <style:style style:name="P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6e411" officeooo:paragraph-rsid="0038a794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22bdcc" officeooo:paragraph-rsid="0038a794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038a794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199867" officeooo:paragraph-rsid="0038a794" style:font-size-asian="10pt" style:font-size-complex="10pt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8a794" officeooo:paragraph-rsid="0038a794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officeooo:rsid="0030f4a0" officeooo:paragraph-rsid="0030f4a0"/>
    </style:style>
    <style:style style:name="P12" style:family="paragraph" style:parent-style-name="Standard">
      <style:paragraph-properties fo:line-height="100%"/>
      <style:text-properties officeooo:paragraph-rsid="0038a794"/>
    </style:style>
    <style:style style:name="P13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8a794" officeooo:paragraph-rsid="0038a794" style:font-size-asian="10pt" style:font-size-complex="10pt"/>
    </style:style>
    <style:style style:name="P1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95f81" officeooo:paragraph-rsid="00395f81" style:font-size-asian="10pt" style:font-size-complex="10pt"/>
    </style:style>
    <style:style style:name="P1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abcd9" officeooo:paragraph-rsid="003abcd9" style:font-size-asian="10pt" style:font-size-complex="10pt"/>
    </style:style>
    <style:style style:name="P1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officeooo:rsid="003b57ca" officeooo:paragraph-rsid="003b57ca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2100a" style:font-size-asian="10pt" style:font-size-complex="10pt"/>
    </style:style>
    <style:style style:name="T3" style:family="text">
      <style:text-properties fo:font-size="10pt" officeooo:rsid="00356e73" style:font-size-asian="10pt" style:font-size-complex="10pt"/>
    </style:style>
    <style:style style:name="T4" style:family="text">
      <style:text-properties fo:font-size="10pt" officeooo:rsid="00199867" style:font-size-asian="10pt" style:font-size-complex="10pt"/>
    </style:style>
    <style:style style:name="T5" style:family="text">
      <style:text-properties fo:font-size="10pt" officeooo:rsid="00211381" style:font-size-asian="10pt" style:font-size-complex="10pt"/>
    </style:style>
    <style:style style:name="T6" style:family="text">
      <style:text-properties fo:font-size="10pt" officeooo:rsid="0038a794" style:font-size-asian="10pt" style:font-size-complex="10pt"/>
    </style:style>
    <style:style style:name="T7" style:family="text">
      <style:text-properties officeooo:rsid="0029ce57"/>
    </style:style>
    <style:style style:name="T8" style:family="text">
      <style:text-properties officeooo:rsid="0038a794"/>
    </style:style>
    <style:style style:name="T9" style:family="text">
      <style:text-properties officeooo:rsid="00395f81"/>
    </style:style>
    <style:style style:name="T10" style:family="text">
      <style:text-properties officeooo:rsid="003abcd9"/>
    </style:style>
    <style:style style:name="T11" style:family="text">
      <style:text-properties officeooo:rsid="003ad5b9"/>
    </style:style>
    <style:style style:name="T12" style:family="text">
      <style:text-properties officeooo:rsid="003b57ca"/>
    </style:style>
    <style:style style:name="T13" style:family="text">
      <style:text-properties officeooo:rsid="003ca0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Name</text:p>
          </table:table-cell>
          <table:table-cell table:style-name="Table1.B1" office:value-type="string">
            <text:p text:style-name="P11"><text:span text:style-name="T6">PE1-1 </text:span><text:span text:style-name="T2">W</text:span><text:span text:style-name="T1">ORKING WITH </text:span><text:span text:style-name="T3">REPOSITORI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Challenge</text:span> </text:p>
          </table:table-cell>
          <table:table-cell table:style-name="Table1.B2" office:value-type="string">
            <text:p text:style-name="P2">Clone the course materials repo</text:p>
          </table:table-cell>
        </table:table-row>
        <table:table-row table:style-name="Table1.1">
          <table:table-cell table:style-name="Table1.A1" office:value-type="string">
            <text:p text:style-name="P9">Setup</text:p>
          </table:table-cell>
          <table:table-cell table:style-name="Table1.B3" office:value-type="string">
            <text:p text:style-name="P4">–--- <text:s/><text:span text:style-name="T8">Initial Login</text:span> <text:s/>–---</text:p>
            <text:p text:style-name="P5">Log-on to your computer:</text:p>
            <text:p text:style-name="P6"/>
            <text:p text:style-name="P12"><text:span text:style-name="T1">- <text:s/></text:span><text:span text:style-name="T4">User name: student</text:span></text:p>
            <text:p text:style-name="P7">- <text:s/>Password: password</text:p>
            <text:p text:style-name="P12"><text:span text:style-name="T4">- <text:s/>You’</text:span><text:span text:style-name="T5">re</text:span><text:span text:style-name="T4"> an Administrator (sudoer). <text:s/>You should be able to sudo without typing your password.</text:span></text:p>
            <text:p text:style-name="P7"/>
            <text:p text:style-name="P7">- <text:s/>Change your password.</text:p>
            <text:p text:style-name="P3"/>
            <text:p text:style-name="P8">(1) Create the directory ~/Repos</text:p>
            <text:p text:style-name="P8">(2) cd ~/Repos</text:p>
            <text:p text:style-name="P8">(3) <text:span text:style-name="T9">C</text:span>lone the course materials repo using the <text:span text:style-name="T9">URL</text:span> provided by the instructor.</text:p>
            <text:p text:style-name="P14">(4) <text:span text:style-name="T10">cd ~/Repos/AdvPy-student/Ex1_1</text:span></text:p>
            <text:p text:style-name="P15">(5) In this directory, create a text file and name it using your last name like this:</text:p>
            <text:p text:style-name="P15"><text:s text:c="5"/>&lt;LastName&gt;.txt</text:p>
            <text:p text:style-name="P15">(6) In this text file list your hobbies/interests.</text:p>
            <text:p text:style-name="P16">(7) Commit and push</text:p>
            <text:p text:style-name="P16"><text:s text:c="6"/>*Hint: Th<text:span text:style-name="T13">e</text:span> exercise folder<text:span text:style-name="T13">s</text:span> contain hint.txt files <text:span text:style-name="T13">if you get stuck.</text:span> <text:s/></text:p>
            <text:p text:style-name="P15">(8) After the entire class has <text:span text:style-name="T12">successfully </text:span>pushed <text:span text:style-name="T12">a</text:span> file, the instructor will ask everyone to do a pull. <text:s/><text:span text:style-name="T11">Now you know a little something about each of your classmates.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16</meta:editing-cycles>
    <meta:creation-date>2016-06-29T12:46:00</meta:creation-date>
    <dc:date>2016-09-12T00:31:32.489819547</dc:date>
    <meta:editing-duration>PT10H4M20S</meta:editing-duration>
    <meta:generator>LibreOffice/5.1.5.2$Linux_X86_64 LibreOffice_project/10$Build-2</meta:generator>
    <meta:document-statistic meta:table-count="1" meta:image-count="0" meta:object-count="0" meta:page-count="1" meta:paragraph-count="21" meta:word-count="141" meta:character-count="865" meta:non-whitespace-character-count="723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